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081c7" officeooo:paragraph-rsid="0001e254"/>
    </style:style>
    <style:style style:name="P2" style:family="paragraph" style:parent-style-name="Standard">
      <style:paragraph-properties fo:text-align="justify" style:justify-single-word="false"/>
      <style:text-properties officeooo:rsid="000081c7" officeooo:paragraph-rsid="00044694"/>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044694" officeooo:paragraph-rsid="00044694"/>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44694" officeooo:paragraph-rsid="00044694"/>
    </style:style>
    <style:style style:name="P5" style:family="paragraph" style:parent-style-name="Standard">
      <style:paragraph-properties fo:text-align="justify" style:justify-single-word="false"/>
      <style:text-properties style:text-underline-style="none" officeooo:rsid="00044694" officeooo:paragraph-rsid="00044694"/>
    </style:style>
    <style:style style:name="P6" style:family="paragraph" style:parent-style-name="Standard">
      <style:paragraph-properties fo:text-align="justify" style:justify-single-word="false"/>
      <style:text-properties style:text-underline-style="none" officeooo:rsid="00044694" officeooo:paragraph-rsid="000acb3b"/>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officeooo:rsid="000acb3b" officeooo:paragraph-rsid="000acb3b" style:font-style-asian="italic" style:font-style-complex="italic"/>
    </style:style>
    <style:style style:name="P8" style:family="paragraph" style:parent-style-name="Standard">
      <style:paragraph-properties fo:text-align="justify" style:justify-single-word="false"/>
      <style:text-properties fo:font-style="italic" style:text-underline-style="solid" style:text-underline-width="auto" style:text-underline-color="font-color" officeooo:rsid="000ade4c" officeooo:paragraph-rsid="000ade4c" style:font-style-asian="italic" style:font-style-complex="italic"/>
    </style:style>
    <style:style style:name="P9" style:family="paragraph" style:parent-style-name="Standard">
      <style:paragraph-properties fo:text-align="justify" style:justify-single-word="false"/>
      <style:text-properties fo:font-style="italic" style:text-underline-style="solid" style:text-underline-width="auto" style:text-underline-color="font-color" officeooo:rsid="000ade4c" officeooo:paragraph-rsid="002376a6" style:font-style-asian="italic" style:font-style-complex="italic"/>
    </style:style>
    <style:style style:name="P10" style:family="paragraph" style:parent-style-name="Standard">
      <style:paragraph-properties fo:text-align="justify" style:justify-single-word="false"/>
      <style:text-properties fo:font-style="normal" style:text-underline-style="none" officeooo:rsid="000ade4c" officeooo:paragraph-rsid="000ade4c" style:font-style-asian="normal" style:font-style-complex="normal"/>
    </style:style>
    <style:style style:name="P11" style:family="paragraph" style:parent-style-name="Standard">
      <style:paragraph-properties fo:text-align="justify" style:justify-single-word="false"/>
      <style:text-properties fo:font-style="normal" style:text-underline-style="none" officeooo:rsid="000ade4c" officeooo:paragraph-rsid="002376a6" style:font-style-asian="normal" style:font-style-complex="normal"/>
    </style:style>
    <style:style style:name="P12" style:family="paragraph" style:parent-style-name="Standard">
      <style:paragraph-properties fo:text-align="justify" style:justify-single-word="false"/>
      <style:text-properties fo:font-style="italic" style:text-underline-style="solid" style:text-underline-width="auto" style:text-underline-color="font-color" officeooo:rsid="00269122" officeooo:paragraph-rsid="002376a6" style:font-style-asian="italic" style:font-style-complex="italic"/>
    </style:style>
    <style:style style:name="P13" style:family="paragraph" style:parent-style-name="Standard">
      <style:paragraph-properties fo:text-align="justify" style:justify-single-word="false"/>
      <style:text-properties fo:font-style="normal" style:text-underline-style="none" officeooo:rsid="000ade4c" officeooo:paragraph-rsid="002f86e1" style:font-style-asian="normal" style:font-style-complex="normal"/>
    </style:style>
    <style:style style:name="T1" style:family="text">
      <style:text-properties officeooo:rsid="0001e254"/>
    </style:style>
    <style:style style:name="T2" style:family="text">
      <style:text-properties officeooo:rsid="00030802"/>
    </style:style>
    <style:style style:name="T3" style:family="text">
      <style:text-properties officeooo:rsid="00044694"/>
    </style:style>
    <style:style style:name="T4" style:family="text">
      <style:text-properties officeooo:rsid="0004d595"/>
    </style:style>
    <style:style style:name="T5" style:family="text">
      <style:text-properties officeooo:rsid="000544d6"/>
    </style:style>
    <style:style style:name="T6" style:family="text">
      <style:text-properties officeooo:rsid="00078862"/>
    </style:style>
    <style:style style:name="T7" style:family="text">
      <style:text-properties officeooo:rsid="00081875"/>
    </style:style>
    <style:style style:name="T8" style:family="text">
      <style:text-properties officeooo:rsid="00082a67"/>
    </style:style>
    <style:style style:name="T9" style:family="text">
      <style:text-properties officeooo:rsid="0008d3f5"/>
    </style:style>
    <style:style style:name="T10" style:family="text">
      <style:text-properties officeooo:rsid="000a0770"/>
    </style:style>
    <style:style style:name="T11" style:family="text">
      <style:text-properties officeooo:rsid="000a6773"/>
    </style:style>
    <style:style style:name="T12" style:family="text">
      <style:text-properties officeooo:rsid="000acb3b"/>
    </style:style>
    <style:style style:name="T13" style:family="text">
      <style:text-properties officeooo:rsid="000ade4c"/>
    </style:style>
    <style:style style:name="T14" style:family="text">
      <style:text-properties officeooo:rsid="000b30a7"/>
    </style:style>
    <style:style style:name="T15" style:family="text">
      <style:text-properties officeooo:rsid="000d0a98"/>
    </style:style>
    <style:style style:name="T16" style:family="text">
      <style:text-properties officeooo:rsid="000ee664"/>
    </style:style>
    <style:style style:name="T17" style:family="text">
      <style:text-properties officeooo:rsid="00102849"/>
    </style:style>
    <style:style style:name="T18" style:family="text">
      <style:text-properties officeooo:rsid="001162a8"/>
    </style:style>
    <style:style style:name="T19" style:family="text">
      <style:text-properties officeooo:rsid="0011b94c"/>
    </style:style>
    <style:style style:name="T20" style:family="text">
      <style:text-properties officeooo:rsid="0011d28d"/>
    </style:style>
    <style:style style:name="T21" style:family="text">
      <style:text-properties officeooo:rsid="0012ca1b"/>
    </style:style>
    <style:style style:name="T22" style:family="text">
      <style:text-properties officeooo:rsid="0014a3b3"/>
    </style:style>
    <style:style style:name="T23" style:family="text">
      <style:text-properties officeooo:rsid="00152c47"/>
    </style:style>
    <style:style style:name="T24" style:family="text">
      <style:text-properties officeooo:rsid="00156fb9"/>
    </style:style>
    <style:style style:name="T25" style:family="text">
      <style:text-properties officeooo:rsid="001586d2"/>
    </style:style>
    <style:style style:name="T26" style:family="text">
      <style:text-properties officeooo:rsid="00193d5e"/>
    </style:style>
    <style:style style:name="T27" style:family="text">
      <style:text-properties officeooo:rsid="00196a63"/>
    </style:style>
    <style:style style:name="T28" style:family="text">
      <style:text-properties officeooo:rsid="0019d6fe"/>
    </style:style>
    <style:style style:name="T29" style:family="text">
      <style:text-properties officeooo:rsid="0019e895"/>
    </style:style>
    <style:style style:name="T30" style:family="text">
      <style:text-properties officeooo:rsid="0019f3d5"/>
    </style:style>
    <style:style style:name="T31" style:family="text">
      <style:text-properties officeooo:rsid="001b6bfd"/>
    </style:style>
    <style:style style:name="T32" style:family="text">
      <style:text-properties officeooo:rsid="001baab6"/>
    </style:style>
    <style:style style:name="T33" style:family="text">
      <style:text-properties officeooo:rsid="001be4c2"/>
    </style:style>
    <style:style style:name="T34" style:family="text">
      <style:text-properties officeooo:rsid="001cd401"/>
    </style:style>
    <style:style style:name="T35" style:family="text">
      <style:text-properties officeooo:rsid="001e30e9"/>
    </style:style>
    <style:style style:name="T36" style:family="text">
      <style:text-properties officeooo:rsid="001fe569"/>
    </style:style>
    <style:style style:name="T37" style:family="text">
      <style:text-properties officeooo:rsid="00217fcf"/>
    </style:style>
    <style:style style:name="T38" style:family="text">
      <style:text-properties officeooo:rsid="002376a6"/>
    </style:style>
    <style:style style:name="T39" style:family="text">
      <style:text-properties officeooo:rsid="002529f9"/>
    </style:style>
    <style:style style:name="T40" style:family="text">
      <style:text-properties officeooo:rsid="00258a04"/>
    </style:style>
    <style:style style:name="T41" style:family="text">
      <style:text-properties officeooo:rsid="00275485"/>
    </style:style>
    <style:style style:name="T42" style:family="text">
      <style:text-properties officeooo:rsid="00290942"/>
    </style:style>
    <style:style style:name="T43" style:family="text">
      <style:text-properties officeooo:rsid="002a2248"/>
    </style:style>
    <style:style style:name="T44" style:family="text">
      <style:text-properties officeooo:rsid="002ba84d"/>
    </style:style>
    <style:style style:name="T45" style:family="text">
      <style:text-properties officeooo:rsid="002d9418"/>
    </style:style>
    <style:style style:name="T46" style:family="text">
      <style:text-properties officeooo:rsid="002f86e1"/>
    </style:style>
    <style:style style:name="T47" style:family="text">
      <style:text-properties officeooo:rsid="003184fa"/>
    </style:style>
    <style:style style:name="T48" style:family="text">
      <style:text-properties officeooo:rsid="0031ac57"/>
    </style:style>
    <style:style style:name="T49" style:family="text">
      <style:text-properties officeooo:rsid="003362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logue</text:p>
      <text:p text:style-name="P1"/>
      <text:p text:style-name="P2"><text:tab/>Lorsque j’étais petit – <text:span text:style-name="T3">sans doute aux alentours de mes </text:span><text:span text:style-name="T15">8</text:span> ans – je collectionnais les mouches mortes. Je les regroupais dans un petit tas que je conservais à l’abri des regards, sous ma table de chevet. Lorsque mes parents, qui les chassaient invariablement, faisaient une nouvelle victime qui gisait par terre, j’attendais leur départ de la pièce pour recueillir le petit corps mort et l’ajouter au petit tas ainsi créé. Pourtant, je ne prenais aucun plaisir à voir ces créatures ainsi massacrées, et ce n’était pas par sadisme que j’effectuais ce petit rituel. Au contraire, j’éprouvais une empathie profonde pour ces petits être dont le seul crime avait été de se trouver là. J’avais cette sensation qu’aussi insignifiant qu’un être vivant puisse être, le tuer constituait un acte puissamment mauvais, et qu’il s’agissait d’une injustice absolue que de s’attaquer à des créatures sans défense et de surcroît innocentes. En recueillant ainsi les victimes de l’agacement de mes parents, j’espérais, du haut de mes <text:span text:style-name="T15">8</text:span> ans, leur offrir une chance, au moins, de reposer en paix. Qu’on me croit ou non, j’en étais profondément triste, et je vivais la récupération de chaque nouvel arrivant comme une véritable perte, dont je devais faire le deuil.</text:p>
      <text:p text:style-name="P2"/>
      <text:p text:style-name="P2"><text:tab/>Aujourd’hui, plus de 20 ans après les faits, et contribuant moi-même parfois à l’agrandissement de ce tas que je ne construis plus <text:span text:style-name="T1">depuis </text:span>bien longtemps, j’éprouve toujours une sorte de tristesse étrange à tuer ces créatures. Je n’ai pas gardé de cette époque l’aspect rituel conséquent à la mise à mort, mais j’en ai gardé la sensation pourtant impondérable que tout être vivant est singulier et sacré, dans la seule religion en laquelle je crois : celle de la nature et des interactions <text:span text:style-name="T1">entre</text:span> ses constituants. <text:span text:style-name="T27">C’est ainsi que mon entourage me connaît : comme un homme doux au grand cœur. </text:span>Pourtant, si j’exprimais à <text:span text:style-name="T27">ces mêmes amis, à ces collègues,</text:span> ce que j’ai sur le cœur <text:span text:style-name="T1">en regardant autour de moi, en ouvrant les yeux sur ce que je vois de mon pays, des gens qui l’habitent et des interactions qu’ils ont entre eux, je n’ai nulle illusion quant aux réactions que je créerais ainsi : toutes et tous, tombant des nues, croyant </text:span><text:span text:style-name="T3">ne plus </text:span><text:span text:style-name="T1">voir en moi cet être sensible auquel ils se sont attachés, déchanteraient, et renieraient jusqu’à ce cœur même qui, pourtant, n’a soif que d’aimer, et ne sait au fond qu’aimer. Certains même, qui me connaissent depuis presque cette époque où j’accumulais ce butin malsain – sans qu’ils en eussent été pour autant au courant – pourraient sans nuls doute, en une conversation, non seulement me tourner le dos pour toujours, mais renier tout ce qu’ils ont su, ou cru savoir de moi, pour cette nouvelle opinion qu’ils se seraient faite de ma personne.</text:span></text:p>
      <text:p text:style-name="P2"/>
      <text:p text:style-name="P2"><text:span text:style-name="T1"><text:tab/>Je n’ai pas d’illusion d’ailleurs, sur ce qu’un certain nombre de personnes auront la même réaction en lisant ce livre, mais au moins me laisseront-ils argument</text:span><text:span text:style-name="T3">er</text:span><text:span text:style-name="T1">, puisqu’ils n’auront pas loisir d’interrompre ce qui n’est qu’une suite de mots couchés sur des feuilles de papier, </text:span><text:span text:style-name="T3">à opposer aux effets « hooligan » des joutes verbales</text:span><text:span text:style-name="T1">. À l’heure où j’écris ces mots, à l’orée – déjà bien consommée – du 21ᵉ siècle, il y a des choses qui ne se disent pas, ou plutôt qu’il n’est pas permis de </text:span><text:span text:style-name="T6">d</text:span><text:span text:style-name="T1">ire si l’on tient à sa place à la fois dans la société, mais aussi dans son cercle amical, voire familial. Tout ce qui n’est pas catégorisé comme bien pensant est systématiquement proscrit, puis rejeté, diabolisé ou tourné en dérision dans le cas où cette censure inavouée n’aurait pas suffisamment bien fait son office, ce qui n’est pas si fréquent. </text:span><text:span text:style-name="T3">Du reste, il est aussi plus prudent de se taire sur nombre de sujets, à plus forte raison si l’on fait partie de ces catégories moyennes qui ne se retrouvent dans aucune de ce qui nos contemporains appellent des minorités, au risque même de craindre pour sa sécurité.</text:span></text:p>
      <text:p text:style-name="P2"/>
      <text:p text:style-name="P2"><text:span text:style-name="T1"><text:tab/>Ce livre a pour but d’expliquer, à qui veut bien avoir la patience de le lire, et l’honnêteté de l’entendre, qu</text:span><text:span text:style-name="T3">e l</text:span><text:span text:style-name="T1">’on peut avoir un cœur tout en étant vivement critique à l’encontre de nombre des travers que notre société progressiste veut nous faire passer pour </text:span><text:span text:style-name="T2">de la normalité, </text:span><text:span text:style-name="T3">et de nombre des changements que notre époque constate, et qui sont vendues au grand public, dont je fais partie, comme des avancées – d’où le qualificatif de progressiste</text:span><text:span text:style-name="T2">. Bien sûr, il y aura toujours des gens pour tourner cet argument contre moi, faisant passer ce postulat, </text:span><text:span text:style-name="T3">qui parle de cœur,</text:span><text:span text:style-name="T2"> comme une vile </text:span><text:soft-page-break/><text:span text:style-name="T2">tentative de persuader, à opposer bien sûr à leurs honnêtes tentatives de convaincre, alléguant que prendre les gens par les sentiments n’est pas là matière à raisonnablement faire transpirer des idées. À ceux-ci je réponds que, ne pouvant dès à présent prouver mon honnêteté, je le ferai tout au long de cet écrit et que, si celui-ci ne leur apporte pas les preuves requises, au moins l’auront-ils lu et auront-ils, peut-être, pu tirer quelque chose de </text:span><text:span text:style-name="T3">mes</text:span><text:span text:style-name="T2"> réflexions. </text:span><text:span text:style-name="T3">Du reste, nous sommes et resterons des hommes, et notre nature humaine fait que notre raison ne saurait apporter tous les arguments, et que le plus pragmatique des scientifiques – dont je suis – ne saurai</text:span><text:span text:style-name="T4">t</text:span><text:span text:style-name="T3"> se targuer de ne jamais user de persuasion à des fins oratrices. Même les publications scientifiques les plus rigoureuses transpirent toujours d’un petit brin du cœur qui a été mis à l’ouvrage pour y aboutir, à supposer bien sûr que cela fût le cas.</text:span></text:p>
      <text:p text:style-name="P1"><text:tab/></text:p>
      <text:p text:style-name="P1"><text:tab/><text:span text:style-name="T4">Pour commencer cet essai, je vais vous raconter mon parcours, non pas dans les détails, et non pas dans le but en soi de le faire partager, mais en le mettant en parallèle avec </text:span><text:span text:style-name="T7">le</text:span><text:span text:style-name="T4"> contexte social dans lequel il s’est tracé. Certains verront en celui-ci une tentative pernicieuse de faire germer des pensées oppressives et politiquement incorrecte</text:span><text:span text:style-name="T15">s</text:span><text:span text:style-name="T4"> dans des esprits sains et formatés. Que ceux-ci, qui voient en toute chose malhonnêteté et manipulation, et à qui je ne pourrais jamais empêcher de se manifester, fassent mon procès et disent de moi ce qui leur plaira. Je suis d’avis que chaque opinion doit pouvoir être exprimée, même si sa portée ne saurait, à mon sens, rayonner sans une argumentation adaptée et raisonnée, et ce alors même que je fais partie de cette catégorie de personne qu’on dit intolérante. Nous verrons par la suite que la tolérance n’est pas réservée à cette classe politique et bien-pensante actuelle qui nous gouverne </text:span><text:span text:style-name="T15">et qui constitue une doxa apparemment dominante</text:span><text:span text:style-name="T4">, bien au contraire. Que les autres, qui verront mon parcours comme une mise en contexte de mes idées, </text:span><text:span text:style-name="T29">éprouvent ma gratitude</text:span><text:span text:style-name="T4"> : ils m’auront compris, il ne s’agit </text:span><text:span text:style-name="T7">bien</text:span><text:span text:style-name="T4"> que de ça.</text:span></text:p>
      <text:p text:style-name="P1"/>
      <text:p text:style-name="P4"><text:span text:style-name="T12">Partie n°1 :</text:span> L’origine des idées</text:p>
      <text:p text:style-name="P3"/>
      <text:p text:style-name="P7"><text:span text:style-name="T13">1) </text:span>D’un quartier dijonnais.</text:p>
      <text:p text:style-name="P3"/>
      <text:p text:style-name="P5"><text:tab/><text:span text:style-name="T5">Je suis né dans les environs de Dijon – à Chenôve plus particulièrement – </text:span><text:span text:style-name="T8">à 10 ans de la fin du 20ᵉ siècle</text:span><text:span text:style-name="T5">, et j’ai </text:span><text:span text:style-name="T15">vécu</text:span><text:span text:style-name="T5"> mes 4 premières années, dont je </text:span><text:span text:style-name="T8">ne </text:span><text:span text:style-name="T5">me souviens bien sûr que très peu, dans cette ville de côte d’or. Mes parents louaient un appartement dans un immeuble d’un quartier quelconque de </text:span><text:span text:style-name="T8">celle-ci, quoique quelque peu excentré</text:span><text:span text:style-name="T5">, où ils avaient emménagé peu après la naissance de ma sœur, de trois ans mon aînée. </text:span><text:span text:style-name="T9">Selon</text:span><text:span text:style-name="T5"> leurs dires, </text:span><text:span text:style-name="T9">et je n’ai aucune raison de ne pas les croire</text:span><text:span text:style-name="T5">, il faisait particulièrement bon y vivre. Mon père </text:span><text:span text:style-name="T9">travaillait comme</text:span><text:span text:style-name="T5"> conducteur routier </text:span><text:span text:style-name="T9">à raison de cinq roulements de 24 heures tous les quinze jours,</text:span><text:span text:style-name="T5"> </text:span><text:span text:style-name="T9">t</text:span><text:span text:style-name="T5">andis que ma mère, qui avait arrêté temporairement ses activités professionnelles pour se dédier à notre éducation, s’occupait de nous </text:span><text:span text:style-name="T9">lorsqu’il n’était pas là</text:span><text:span text:style-name="T5">. Seule, elle nous emmenait au parc en prenant les transports en commun, armée de jouets et autres ustensiles indispensables à l’occupation de deux très jeunes enfants. Les passants qu’elle rencontrait, et avec qui elle prenait le bus, l’aidaient régulièrement à transporter les divers sacs nécessaires </text:span><text:span text:style-name="T9">à</text:span><text:span text:style-name="T5"> ces excursions. Dans le parc, les gens jouaient, y emmenaient eux aussi leurs enfants, leurs animaux domestiques. Les mères discutaient entre elles, s’y joignant de temps à autre les papas venus accompagner ces dernières.</text:span></text:p>
      <text:p text:style-name="P5"/>
      <text:p text:style-name="P5"><text:tab/><text:span text:style-name="T9">De l’eau a coulé sous les ponts depuis cette époque, et le hasard de la vie couplé à un sentiment de nostalgie très présent chez mon père l’a reconduit récemment vers ce quartier où j’ai passé les 4 premières années de ma vie. Quelle ne fût pas sa stupeur, ou plutôt sa tristesse, de voir les changements qui avaient été opérés en une vingtaine d’années à peine, puisque ce quartier, si cher à son cœur, est à présent à ranger dans la catégorie ô combien saturée de ces quartiers « qui craignent », dénomination que j’ai toujours eu en horreur puisque, comme tout bon terme dégoulinant de politiquement correct, elle n’est là que pour masquer une vérité bien plus tragique, et surtout dont il n’est pas convenu de parler. Mais puisque ces lignes ne sauraient souffrir de ce genre de censure, allons-y gaiement, puisque tout le monde sait bien ce qu’entendent les gens par ce </text:span><text:soft-page-break/><text:span text:style-name="T9">terme, sans pour autant se l’avouer vraiment. Permettez-moi donc de traduire, en français compréhensible, ce que tout à chacun entend lorsqu’il parle de quartiers qui craignent. Le fait en soi qu’ils craignent est une réalité, il s’agit d’endroits où il n’est pas bon se balader seul la nuit, encore moi si l’on est une femme. Mais il ne s’agit là que de l’arbre qui cache la forêt et cette expression qui s’intéresse aux conséquences sans jamais présupposer de la cause la camoufle avec une subtilité toute relative, </text:span><text:span text:style-name="T13">et des intentions souvent malhonnêtes.</text:span></text:p>
      <text:p text:style-name="P5"/>
      <text:p text:style-name="P6"><text:tab/><text:span text:style-name="T9">Qu’a trouvé mon père lorsqu’il a souhaité renouer, l’espace de quelques minutes, avec une partie de son passé, revisiter les lieux où il avait fondé une famille ? Il a trouvé des regards mauvais, des parcs dans lesquels l’homme blanc, pour dire les choses telles qu’elles sont, n’était plus le bienvenu. Les restaurants et boutiques de proximité ont été remplacés par des boucheries halal ou des kebabs, les bus sont peuplés de femmes voilées </text:span><text:span text:style-name="T10">et de jeunes encapuchonnés aux airs douteux qui ont d’autres préoccupations que d’aider des femmes enceintes à trouver une place assise. Du reste, celles-ci ont depuis longtemps quitté les lieux, laissant aux immigrés, ou descendants d’immigrés, majoritairement d’origine maghrébine ou moyenne orientale, le soin de peupler ces habitations dans lesquelles il aurait certes été possible de rester, mais qu’il était beaucoup plus raisonnable de quitter. À ces mots, j’entends déjà, depuis cette pièce pourtant calme où j’écris ces lignes, les huées des foules et les attitudes outrées des lecteurs, conjointes aux usuelles allégations de racisme et de fascisme. Certes, cela s’entend. Je viens en effet, en somme, d’expliquer que les quartiers que les bien-pensants disent simplement craindre, sont en réalité peuplés de gens qui, même s’ils sont français </text:span><text:span text:style-name="T28">pour certains</text:span><text:span text:style-name="T10">, ne le sont pas de cœur, et portent en eux des comportements, une histoire et une culture venues d’ailleurs. Je maintiens. Il n’y a qu’à aller dans grand nombre de quartiers parisiens – voire dans la majorité d’entre eux – ou dans nombre de quartiers des grandes villes françaises pour en attester. Être raciste relève d’un mépris, voire d’une haine profonde envers une population sans aucune autre justification qu’un critère de race, ou dit autrement d’origine ou de couleur de peau. Constater que nombre de quartiers français sont quasi exclusivement peuplés d’une population provenant de l’immigration, et que ceux-ci se trouvent coïncider avec les quartiers qui « craignent » relève, en revanche, du simple bon sens et de la faculté de tout à chacun d’ouvrir les yeux. Bien entendu, surtout à l’heure actuelle, </text:span><text:span text:style-name="T11">cette </text:span><text:span text:style-name="T12">capacité</text:span><text:span text:style-name="T11"> se </text:span><text:span text:style-name="T16">retrouve souvent aux abonnés absents.</text:span></text:p>
      <text:p text:style-name="P6"/>
      <text:p text:style-name="P6"><text:span text:style-name="T11"><text:tab/>Ce constat </text:span><text:span text:style-name="T12">sur les occupants des quartiers en question </text:span><text:span text:style-name="T11">soulève nombre d’</text:span><text:span text:style-name="T12">interrogations</text:span><text:span text:style-name="T11">. Il est intéressant, </text:span><text:span text:style-name="T12">par exemple,</text:span><text:span text:style-name="T11"> de se demander si ce constat est un mal en soi. Les sociétés évoluent, et cette évolution en question est-elle préjudiciable pour le pays, où l’idée que certains d’entre nous s’en font ? Par ailleurs, le fait que ces quartiers soient principalement peuplés d’immigrés de diverses générations n’est-il pas le symptôme de l’oppression, voire de la ségrégation, dont ils ont toujours été la victime ? </text:span><text:span text:style-name="T16">Je n’en crois rien, et n</text:span><text:span text:style-name="T11">ous reviendrons sur ces questions par la suite, mais tout d’abord, continuons sur la route de mon passé, et voyons comment mon chemin, tout modeste qu’il fût jusqu’à présent, m’a conduit à penser ce que je pense aujourd’hui, </text:span><text:span text:style-name="T12">et emmené tout doucement vers l’écriture de ces lignes. </text:span><text:span text:style-name="T16">En somme, voyons de quoi est fait le chemin de ce que la pensée de gauche considère comme de la graine de Mussolini, Staline ou leur équivalent germain, à défaut de trouver de vrais arguments à leur rétorquer.</text:span></text:p>
      <text:p text:style-name="P6"/>
      <text:p text:style-name="P8">2) D<text:span text:style-name="T16">e ces premiers professeurs nouvelle génération</text:span></text:p>
      <text:p text:style-name="P8"/>
      <text:p text:style-name="P10"><text:tab/><text:span text:style-name="T14">Sans avoir été fils de bourgeois – </text:span><text:span text:style-name="T16">mon père étant conducteur routier et ma mère secrétaire de mairie – </text:span><text:span text:style-name="T14">je considère </text:span><text:span text:style-name="T16">avoir eu une enfance plutôt privilégiée, ayant habité depuis mes 4 ans dans un petit pavillon – quelconque, mais individuel néanmoins – et ayant ainsi échappé, entre autres, aux barres d’HLM que la seconde moitié du 20ᵉ siècle a vu pousser comme des petits pains un peu partout sur le territoire français, et sans doute ailleurs. Plus important, j’ai eu la chance de naître en France, dans un pays libre où chacun peut espérer devenir un jour ce à quoi il aspire et où la liberté de chacun s’arrête, selon l’adage, là où commence celle d’autrui. Bien sûr étant enfant, je ne me </text:span><text:soft-page-break/><text:span text:style-name="T16">rendais pas compte de tout cela, mais le recul aidant, j’admets bien volontiers avoir eu une enfance plutôt heureuse et plutôt protégée, en périphérie d’une petite ville bourguignonne. En outre, j’aurais pu naître un siècle plus tôt et me retrouver, à peine sorti de l’enfance, </text:span><text:span text:style-name="T17">à devoir combattre dans la boue des mois durant dans la boucherie que l’on sait, ou 20 ans plus tard à devoir être fusillé tout aussi jeune pour avoir tenté de sauver mon pays, à supposer que je ne l’aie pas abandonné par lâcheté. Ces faits historiques, dont je n’ai pas été témoin, mais qui m’ont été relatés, auraient pu être mon quotidien, mais ils ne l’ont pas été. Je suis né dans un océan de paix, et dans cette posture avérée de nos dirigeants considérant que les citoyens français n’avaient p</text:span><text:span text:style-name="T25">l</text:span><text:span text:style-name="T17">u</text:span><text:span text:style-name="T25">s</text:span><text:span text:style-name="T17"> à apprendre à se défendre eux-mêmes, puisque le gouvernement serait toujours là pour le faire à leur place. Dans cette utopie à laquelle je croyais, j’ai grandi comme un enfant sans défense, concentré uniquement sur son épanouissement intellectuel et sportif. Je voyais, tracée devant moi, une grande route dorée faite de réussites et de beauté, d’art et d’amour, persuadé que j’avais été par la société que les périodes noires de notre civilisation étaient à présent bel et bien derrière nous.</text:span></text:p>
      <text:p text:style-name="P10"/>
      <text:p text:style-name="P10"><text:tab/><text:span text:style-name="T18">Les premiers indices du fait que cette utopie pouvait, en réalité, cacher un certain nombre de vices </text:span><text:span text:style-name="T19">pour l’heure</text:span><text:span text:style-name="T18"> déguisés en vertus allaient venir à moi à la fin de l’école primaire, tous portés de manière sans doute involontaire – accordons-lui le bénéfice du doute – mais bien réelle, par mon professeur de </text:span><text:span text:style-name="T19">cours moyen 1 et 2</text:span><text:span text:style-name="T18">, que nous appellerons M. Riffon. Bien sûr à l’époque, j’aurais été incapable de synthétiser les faits en question sous une forme d’embryon de progressisme, et même d’avoir le recul nécessaire pour ne pas m’être senti coupable lorsqu’ils sont survenus. À présent, je vois clair dans leur jeu, et je peux vous en relater quelques-uns tout en mettant en évidence la perversité des conclusions que mon statut de trentenaire me permet à présent de tirer.</text:span></text:p>
      <text:p text:style-name="P10"/>
      <text:p text:style-name="P10"><text:tab/><text:span text:style-name="T19">La première anecdote est la moins savoureuse, pourtant, elle reflète à merveille le glissement progressif de la culture de l’excellence vers la culture de la médiocrité. Étant petit, je travaillais bien à l’école et, au demeurant, j’adorais ça. J’étais émerveillé par tout ce dont était fait le monde, et que je ne connaissais ou ne comprenais pas, émerveillement que je garde toujours aujourd’hui, même s’il a changé d’échelle. Je voulais tout savoir, tout connaître, et, bien sûr, dans mon petit orgueil fougueux, être le meilleur de la classe. Je n’avais pas encore 10 ans, et j’éprouvais un plaisir immense à connaître la réponse, de sorte que, systématiquement, je levais la main lorsqu’une question était posée, et que j’en connaissais, justement, la réponse. Comme j’étais bon élève, cela se produisait souvent, de sorte que je passais une bonne partie des cours la main levée au ciel, suppliant du regard mon professeur de me donner la parole. Bien sûr, de notre point de vue d’adulte, il est aisé de voir en ce comportement quelque chose de malpoli ou de prétentieux mais, dans mon petit cerveau d’enfant, j’y voyais simplement une conséquence logique à un problème logique : une question était posée, j’en connaissais la réponse, je me manifestais. Il ne m’était aucunement venu à l’esprit que je pouvais prendre trop de place, et qu’il fallait que je permette aux autres, eux aussi, de s’exprimer. Du reste, ceux-ci étaient, pour la plupart, bien satisfait</text:span><text:span text:style-name="T26">s</text:span><text:span text:style-name="T19"> que quelqu’un se manifestât plutôt qu’eux. M. Riffon voyait, lui, en mon attitude, le comble de la prétention et de l’orgueil, et appliquait son prisme d’adulte à mon comportement d’enfant, soit typiquement l’inverse de ce que son métier préconise. Ainsi, il se faisait un malin plaisir à ne pas m’interroger, et ce aussi longtemps que cela était décemment possible. Qu’il interroge d’autres enfants qui, ponctuellement, se manifestaient, me semble absolument normal, mais M. Riffon voulait tout simplement briser mon enthousiasme, briser mes connaissances. Pour lui, un bon élève était un élève médiocre, qu’il pouvait plaindre, et dont il pouvait dire aux familles qu’il avait fait des progrès – </text:span><text:span text:style-name="T22">se gardant bien de </text:span><text:span text:style-name="T26">mentionner</text:span><text:span text:style-name="T19"> que ceci n’était du reste pas </text:span><text:span text:style-name="T20">une </text:span><text:span text:style-name="T19">gageure considérant d’où partait l’élève en question – et se sentant ainsi bien supérieur aux pauvres gamins à qui il devait passer des connaissances. </text:span><text:span text:style-name="T20">Plutôt que de me prendre à part en modérant mon enthousiasme et en me signifiant que, dans la mesure où je levais souvent la main, il allait prendre les autres en priorité, mais qu’il allait bien sûr revenir à moi le moment venu et si nécessaire, </text:span><text:span text:style-name="T26">ce sont mes parents qui ont été pris à part, puisq</text:span><text:span text:style-name="T20">u’il </text:span><text:span text:style-name="T26">les </text:span><text:span text:style-name="T20">a convoqués un soir, pour leur expliquer, en somme, qu’il fallait me dresser, et qu’il fallait m’apprendre le respect pour autrui. Dans ma classe déjà à cette époque, il y avait quelques </text:span><text:soft-page-break/><text:span text:style-name="T20">trublions. Rien de bien méchant, mais des jeunes qui proféraient à tort et à travers « J’te bute à la sortie ». Ceux-ci avaient sans arrêt la parole, puisque, selon ce cher M. Riffon, ils étaient d’une manière ou d’une autre défavorisés. </text:span><text:span text:style-name="T21">Qu’ils habitassent dans un HLM ou qu’il s’agisse d’enfant de barmen, donc ne voyant pas souvent leurs parents, il y avait toujours une raison à trouver à leur comportement.</text:span><text:span text:style-name="T20"> </text:span><text:span text:style-name="T21">Ainsi, i</text:span><text:span text:style-name="T20">ls n’ont jamais été autant punis pour leur attitude, que je l’ai été pour la mienne, mon seul tort étant de montrer un peu trop fort que « je savais ». Qu’on donne les outils à tous pour réussir me paraît une évidence fondamentale, mais que, considérant cet état de fait, on traite les uns et les autres différemment selon des critères annexes me paraît encore aujourd’hui une déviance absolue, et c’est pourtant ce que notre société progressiste fait à longueur de journée, jusqu’à plus soif, jusqu’à nous engrosser de sa doctrine, et que nous ne puissions plus lui échapper. </text:span><text:span text:style-name="T21">A l’époque, cet épisode avait eu un vif impact sur moi. Petit à petit, j’ai vu germer en moi une sorte de détestation de moi-même. Puisque j’étais égoïste, orgueilleux, survolté, qu’y avait-il à aimer du petit garçon que j’étais ? Et pourquoi continuer à vouloir répondre en classe, puisqu’il ne s’agissait là, en définitive, que d’une manière de rabaisser les autres, et non une envie légitime de montrer ses connaissances ? C’est là quelque chose qu’on retrouve à grande échelle de nos jours : si je dis « j’aime la France », on comprend « je n’aime pas les étrangers ». Si je dis « je voudrais en priorité que les Français vivent décemment sur leurs terres », on comprend « je </text:span><text:span text:style-name="T23">voudrais que les</text:span><text:span text:style-name="T21"> étrangers </text:span><text:span text:style-name="T23">ne vivent pas décemment sur leurs terres</text:span><text:span text:style-name="T21"> », au même titre qu’à l’époque, lorsque je disais « je sais », à grand renfort de gestes, M. Riffon comprenait « les autres ne savent pas », </text:span><text:span text:style-name="T24">et me punissait pour ça.</text:span></text:p>
      <text:p text:style-name="P10"/>
      <text:p text:style-name="P11"><text:tab/><text:span text:style-name="T30">La seconde anecdote est d’autant plus intéressante qu’elle met en valeur un dogme qui paraît, à l’heure actuelle, ancré jusqu’aux racines dans nos valeurs alors qu’en réalité toute notre culture est basée sur l’exact opposé : il s’agit, bien sûr, du culte, non pas de la médiocrité, cette fois-ci, mais de la victimisation. Les victimes sont reines en terre de France, sous réserve qu’elles clament haut et fort à quel point elles le sont, que ce soit vrai, ou non. J’irai même plus loin en disant que, plus c’est vrai, moins elle susciteront de compassion, de sorte que les plus grosses indignations relèvent souvent de faits mineurs, ou marginaux, mais qui ont été clamés hauts et forts </text:span><text:span text:style-name="T31">par</text:span><text:span text:style-name="T30"> toute notre classe politico-médiatique. Mais nous y reviendrons, attaquons-nous tout d’abord à l’anecdote en question qui, aussi bizarre que cela puisse paraître, a eu des conséquences fortement ancrées en moi, contre lesquelles je me bats encore aujourd’hui. Je devais avoir à peu près 10 ans, toujours dans la classe de M. Riffon que j’ai eu le plaisir d’avoir pour professeur aux deux cours moyens, autrement dit deux ans de trop. </text:span><text:span text:style-name="T32">Il y avait dans ma classe quelques querelles entre les élèves, comme dans toutes les classes primaires et au-delà, et j’avais, pour ma part, des inimitiés avec deux frères, dont l’un tout particulièrement m’avait pris en grippe, ce que je lui rendais bien. Il s’agissait presque là d’un harcèlement mutuel, une bagarre de gros yeux, de gros mots, et de crachats dans la figure. Un jour pas comme un autre, où je jouais tranquillement dans la cour aux pogs, sans doute, ou aux cartes Pokémon, peut-être – fin des années 90 oblige – et où je n’aspirais qu’à être laissé en paix, voilà que le jeune homme, à nouveau, tente mille provocations sur ma personne, que je n’étais pas disposé à supporter. Je me suis levé et s’en est suivi une bagarre à l’issue de laquelle mon bourreau s’est retrouvé au tapis, après avoir pris un coup de poing dans le ventre. Pour être honnête, je n’ai que quelques bribes de souvenir</text:span><text:span text:style-name="T35">s</text:span><text:span text:style-name="T32"> de la bagarre en question, et j’ignore avec quelle force je l’ai frappé, mais rappelons-nous que je n’avais que 10 ans, donc sans doute pas très fort, et qu’il l’avait bien cherché. Voilà que M. Riffon, appelé à la rescousse par d’autres élèves témoins de la scène, vient mettre de l’ordre entre les deux petits galopins ayant osé recourir aux coups pour régler leurs problèmes, comme cela s’est toujours fait dans l’histoire de l’humanité. Bien sûr, je ne plaide par pour que chaque conflit, idéologique ou purement bestial, se règle à coups de pied, mais un jeune homme trop secoué voulant en découdre ponctuellement ne me semble pas particulièrement choquant. Par ailleurs, je conçois qu’un professeur doive faire respecter l’ordre entre ses élèves, mais la réaction de M. Riffon fût tout à fait spéciale, et pour tout dire carrément partiale. J’</text:span><text:span text:style-name="T35">eus </text:span><text:span text:style-name="T32">beau lui expliquer avoir été provoqué encore et encore, avoir été, somme toute, poussé à bout, il n’en voul</text:span><text:span text:style-name="T35">ut</text:span><text:span text:style-name="T32"> rien savoir, et </text:span><text:span text:style-name="T35">fit</text:span><text:span text:style-name="T32"> porter sur mes épaules la responsabilité totale </text:span><text:soft-page-break/><text:span text:style-name="T32">de l’altercation. Peu importe les doigts d’honneur à mon encontre à répétition, les insultes systématiques, les menaces, j’avais frappé, et en ceci j’étais le seul responsable. J’avais beau, tout en ne niant pas mon geste, vouloir rétablir la justice, rien n’y fit, je fus le seul à devoir présenter des <text:s/>excuses, le seul à être puni, et le seul à recevoir un sermon dont je me souviendrai toute ma vie, et qui allait marquer celle-ci des années durant. M. Riffon, donc, me prit à part après m’avoir extorqué des excuses, et m’expliqua, en somme, que j’aurais pu tuer mon camarade. Qu’un coup de poing dans le ventre pouv</text:span><text:span text:style-name="T35">ait</text:span><text:span text:style-name="T32"> détruire des organes et, de fait, conduire à la mort de celui qui le reçoit. J’en fus profondément, irrémédiablement, bouleversé. Recourir à la force contre un importun, ça oui, j’en voyais la raison, mais vouloir tuer un compagnon de classe, jamais de la vie. Qu’avais-je fait ? Comment avais-je pu, dans un moment d’égarement, attenter à la vie d’un être humain moi-même qui, en parallèle, pleurait tous les insectes que mes parents tuaient pour nous en débarrasser ? J’en avais le tournis. Cette nuit-là, je ne dormis pas une seule seconde, persuadé que j’étais que, le lendemain, mon bourreau ne serait pas en classe et que, du reste, personne ne le verrait plus jamais. C’était certain, j’avais donné un coup fatal, et il en était mort. </text:span><text:span text:style-name="T33">Mes parents furent impuissants à me consoler, et je vécus ainsi ma première nuit d’insomnie. J’avais bien vu que mon camarade s’était relevé, et qu’il n’avait pas l’air d’avoir plus mal que ça – en tout cas après s’être plaint, à grand renfort de pleurs, à M. Riffon – mais les paroles de mon professeur, que, par son statut même, je mettais sur un piédestal, m’avaient touché droit au cœur. J’avais le mal en moi. Frapper, c’est mal. Par extension, se défendre, c’est mal. On peut tuer quelqu’un. Bien sûr, le lendemain, mon importun était là, et se portait aussi bien que d’habitude, mais M. Riffon, en une allocution, avait tué en moi toute velléité de recours à la force. J’en ai subi les conséquences pendant des années, particulièrement au collège où les enfants sont particulièrement cruels les uns envers les autres. Si je me défendais, c’est moi qui allais être puni et, du reste, frapper, c’était tuer. Alors je ne le fis pas. </text:span><text:span text:style-name="T34">Encore aujourd’hui, je souffre de cette peur du conflit et, même si, bien sûr, le seul sermon de M. Riffon n’est pas la raison de cet état de fait, il en est l’instigateur. La société surprotectrice, l’absence de service militaire, et tout ce qui participe de </text:span><text:span text:style-name="T35">près</text:span><text:span text:style-name="T34"> ou de lui à la culture de la victimisation, en sont les autres raisons. Peut-être mon caractère aussi, sans doute. Toujours est-il que ce jour-là, je n’avais pas hésité une seule seconde à lui en coller une dans l’estomac. Mais M. Riffon a pris son parti, parce qu’il pleurait, parce qu’il était au sol et parce qu’il voyait bien que son cinéma lui attirait ses faveurs, de sorte qu’il n’aurait ainsi pas à répondre de tout ce qu’il m’avait fait subir en amont. Je vois aujourd’hui qu’il avait raison de se comporter ainsi. J’aurais dû moi-même m’écrouler, la main sur le visage, à l’image des footballeurs sur le petit écran, et sans doute me serai-je aussi fait choyer par M. Riffon. Les pauvres victimes, les pauvres malheureux. Et le méchant élève qui a osé lever la main sur autrui, quelle qu’en soient les raisons.</text:span></text:p>
      <text:p text:style-name="P11"/>
      <text:p text:style-name="P11"><text:span text:style-name="T36"><text:tab/>Une leçon à tirer de cette histoire, outre ce culte de la victimisation, est la propension de notre société à proscrire toute forme de violence </text:span><text:span text:style-name="T42">par des</text:span><text:span text:style-name="T39"> individus</text:span><text:span text:style-name="T36">, ou, en somme, à </text:span><text:span text:style-name="T39">les </text:span><text:span text:style-name="T36">castrer, qu’ils soient mâles ou femelle, d’ailleurs. C’est une bien belle chose, en théorie, que de vouloir rendre pacifiste une société, afin de réduire les comportements violents, et de sécuriser ses habitants. C’est une bien belle chose, de même, que de faire reposer sur l’état toute forme de violence </text:span><text:span text:style-name="T39">légitime</text:span><text:span text:style-name="T36">, et toute garantie de sécurité. </text:span><text:span text:style-name="T42">En théorie du moins. </text:span><text:span text:style-name="T36">Mais que se passe-t-il, alors, si celui-ci n’est plus capable, ou tout simplement ne veut pas, réaliser ces missions qu’il s’est lui-même assigné</text:span><text:span text:style-name="T37">es</text:span><text:span text:style-name="T36"> ? </text:span><text:span text:style-name="T37">La réponse est tout simple, il n’y a qu’à regarder autour de nous, dans notre pays et en Europe plus largement : il se passe ce qui s’est toujours passé dans l’histoire du monde, et dans celle des occidentaux : des invasions, des menaces. Sauf qu’un phénomène quasiment inédit, issue de cette castration des populations, et de cette impuissance de l’état, fait surface : l’incapacité des populations à se défendre, voire même leur propension à s’associer à l’autre camps. </text:span><text:span text:style-name="T38">Je me juge moi-même dans le camp de ceux qui ne sont pas capables, ou ne se jugent pas capables, de se défendre, et cela me gorge d’une colère sourde, d’une frustration que beaucoup de gens connaissent </text:span><text:span text:style-name="T42">et qui est peut-être, d’ailleurs, l’esquisse d’un remède contre cet état de fait</text:span><text:span text:style-name="T38">. Écrire ces lignes est </text:span><text:span text:style-name="T42">aussi </text:span><text:span text:style-name="T38">un premier pas vers le combat, mais cela ne remplace pas ce que des années d’éducations auraient pu m’apporter. Quant à la majorité d’entre nous, ils se complaisent dans une attitude </text:span><text:soft-page-break/><text:span text:style-name="T38">passive, presque apathique, formée de tout ce que la société a à fournir de distractions gratuites et illimitées. Le petit écran, les jeux vidéos, la pornographie, </text:span><text:span text:style-name="T39">en bref, l’ère du numérique, ou de l’abrutissement généralisé. Je peux, d’ailleurs, parler de cet abrutissement de manière décomplexée puisque j’en suis moi-même victime, </text:span><text:span text:style-name="T40">ayant passé un nombre d’heure déraisonnable derrière mon ordinateur, à des choses moins productives que la présente tentative de défendre mes idées, et de me joindre à ceux qui se battent pour les défendre et les faire entendre. Il ne s’agit donc pas là d’une attaque contre ma génération, celle des jeunes qui ont grandi avec un ordinateur dans leur domicile, avec la naissance des téléphones portables et des réseaux sociaux. Il s’agit d’un constat que ces distractions, surtout lorsqu’elles sont consommées à outrance, nous éloignent grandement de certaines préoccupations bien réelles dont moi-même, parfois, je me suis protégé dans l’oubli, et dans l’abandon au numérique. Nous subissons, à l’orée de ce siècle, une crise majeure de notre identité et, d’ailleurs, il me semble compliqué de mettre le doigt, à l’heure actuelle, sur un concept clef qui permettrait de galvaniser les Français autour de lui. De l’absence d’une affirmation de notre culture surgit une menace qui n’a de cesse que de se propager, et qui le fait sans être ralentie ou presque du fait de l’inaction des gens, voire de </text:span><text:span text:style-name="T41">leur</text:span><text:span text:style-name="T40"> approbation, au nom du progressisme : l’islamis</text:span><text:span text:style-name="T45">m</text:span><text:span text:style-name="T40">e, dont nous reparlerons par la suite. Notez cependant que je parle ici de l’idéologie, et non directement des gens qui la partagent. Si j’étais né dans une famille musulmane, sans doute le serai-je devenu. Du reste, il est beaucoup plus moral de critiquer une idéologie, que des gens, et c’est ainsi que je compte m’y prendre.</text:span></text:p>
      <text:p text:style-name="P11"/>
      <text:p text:style-name="P12">3) Des premi<text:span text:style-name="T43">è</text:span>r<text:span text:style-name="T43">e</text:span>s <text:span text:style-name="T43">dissensions</text:span> culturel<text:span text:style-name="T43">le</text:span>s</text:p>
      <text:p text:style-name="P9"/>
      <text:p text:style-name="P13"><text:tab/><text:span text:style-name="T42">Outre les </text:span><text:span text:style-name="T43">épisodes liés à M</text:span><text:span text:style-name="T42">. Riffon, sur lesquelles je ne reviendrai plus, je considère avoir été plus protégé et chanceux avant d’entrer au collège. Dans mon village, il n’y avait pas vraiment eu d’immigration, ou plutôt, s’il y en avait eu, elle se faisait discrète, de sorte que ceux qui en étaient issus ne se démarquaient en rien, et étaient ainsi indiscernables de leurs camarades. </text:span><text:span text:style-name="T46">Et par indiscernable, je n’entends pas physiquement, d’ailleurs, je serai bien incapable de me souvenir, si oui, ou non, certains de mes camarades étaient noirs, ou arabes, ou asiatiques. Je parle d’une indiscernabilité de valeurs, de comportements, à quelques déclinaisons près. </text:span><text:span text:style-name="T42">Ma sœur et moi rentrions à pied de l’école, en se tenant la main. Une fois quittée la quiétude du village, en revanche, les premières </text:span><text:span text:style-name="T43">dissensions culturelles auxquelles j’ai été confronté se sont matérialisées dans l’enceinte froide et bétonnée du collège où j’avais atterri, </text:span><text:span text:style-name="T44">mais aussi dans le bus que j’empruntais matin et soir pour m’y rendre ou en revenir. </text:span><text:span text:style-name="T46">Et ces dissensions, dont il est possible de présumer la nature et l’objet, étaient en fait plus pernicieuses et plus dangereuses, à mon sens, que l’archétype que de telles choses peuvent évoquer.</text:span></text:p>
      <text:p text:style-name="P13"/>
      <text:p text:style-name="P13"><text:tab/><text:span text:style-name="T47">J’avais dans ma classe, comme dans toute classe, un élément perturbateur, un jeune algérien que l’on appellera Rachid. Ce qui le caractérisait n’était pas ses bêtises enfantines, comme nous faisions tous, moi inclus, mais justement sa propension à ne jamais vouloir s’y mouiller et, au contraire, à vouloir s’en démarquer dans une sorte de surenchère porteuse d’une certaine violence. En d’autres termes, Rachid ne participait pas aux batailles de sarbacane</text:span><text:span text:style-name="T48">s, que nous fabriquions avec un effaceur et un stylo bille, mais il n’hésitait pas à se montrer violent au moindre prétexte, y compris envers les professeurs, le plus souvent verbalement, mais parfois physiquement. Des poings sur la table, des sorties de classe, et ce genre de choses. Il n’avait pas le moindre intérêt pour les polissonneries de notre âge, et était en décalage permanent avec nous, que nous soyons, d’ailleurs, sages ou non. Ce qui est intéressant, et dont je me souviens bien, c’est la fascination qu’exerçait Rachid sur mes camarades. Avec son comportement que je qualifierais de racailleux, la casquette à l’envers, la cigarette dans la poche, il était l’objet d’un véritable culte. Je n’éprouvais pas de jalousie pour lui – ni de fascination, par ailleurs – mais je ne pouvais m’empêcher de remarquer la manière dont il était abordé, dont on lui parlait, dont il était, de manière générale, considéré. Je conviens qu’au collège, ce sont les cancres qui sont encensés de nos jours – ce qui me ramène, d’ailleurs, à l’un de mes points précédents – mais il s’agissait là d’une fascination toute </text:span><text:soft-page-break/><text:span text:style-name="T48">particulière. Je comprenais déjà, à l’époque, qu’il y avait quelque chose de différent entre mon raisonnement et le sien, sa manière de se comporter, et la mienne. Je ne présume pas, d’ailleurs, d’une hiérarchie entre ces états de faits, je les constate simplement. </text:span><text:span text:style-name="T49">De ce constat, que j’avais déjà à l’époque, et que je mets aujourd’hui en perspective, se pose une question que l’on pourrait qualifier de problème de la poule et de l’œuf. Lequel de ces comportements se nourrissant mutuellement, la singularité du comportement de Rachid, ou la fascination des autres pour lui, a fait germer l’autre ? En d’autres termes, est-ce le piédestal sur lequel il avait été mis, qui le faisait se comporter ainsi, ou était-ce son comportement qui suscitait les passions ? C’est une question toute complexe et toute pertinente, qui est là tout l’intérêt de cette anecdote, et à laquelle je vais tenter de répond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02:07:41.277983689</meta:creation-date>
    <dc:date>2021-12-20T01:21:22.740309865</dc:date>
    <meta:editing-duration>PT5H12M29S</meta:editing-duration>
    <meta:editing-cycles>36</meta:editing-cycles>
    <meta:generator>LibreOffice/7.2.3.2$Linux_X86_64 LibreOffice_project/20$Build-2</meta:generator>
    <meta:document-statistic meta:table-count="0" meta:image-count="0" meta:object-count="0" meta:page-count="8" meta:paragraph-count="22" meta:word-count="5671" meta:character-count="33844" meta:non-whitespace-character-count="28147"/>
  </office:meta>
</office:document-meta>
</file>